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6e15" officeooo:paragraph-rsid="00206e15"/>
    </style:style>
    <style:style style:name="P2" style:family="paragraph" style:parent-style-name="Standard">
      <style:text-properties officeooo:rsid="00206e15" officeooo:paragraph-rsid="003a20c1"/>
    </style:style>
    <style:style style:name="P3" style:family="paragraph" style:parent-style-name="Standard">
      <style:text-properties officeooo:rsid="00206e15" officeooo:paragraph-rsid="005d58a3"/>
    </style:style>
    <style:style style:name="P4" style:family="paragraph" style:parent-style-name="Standard">
      <style:text-properties fo:font-weight="bold" officeooo:rsid="00206e15" officeooo:paragraph-rsid="00206e15" style:font-weight-asian="bold" style:font-weight-complex="bold"/>
    </style:style>
    <style:style style:name="P5" style:family="paragraph" style:parent-style-name="Standard">
      <style:text-properties fo:font-weight="bold" officeooo:rsid="00283653" officeooo:paragraph-rsid="00283653" style:font-weight-asian="bold" style:font-weight-complex="bold"/>
    </style:style>
    <style:style style:name="P6" style:family="paragraph" style:parent-style-name="Standard">
      <style:text-properties fo:font-weight="bold" officeooo:rsid="00423aa4" officeooo:paragraph-rsid="00423aa4" style:font-weight-asian="bold" style:font-weight-complex="bold"/>
    </style:style>
    <style:style style:name="P7" style:family="paragraph" style:parent-style-name="Standard">
      <style:text-properties fo:font-weight="bold" officeooo:rsid="0066e013" officeooo:paragraph-rsid="0066e013" style:font-weight-asian="bold" style:font-weight-complex="bold"/>
    </style:style>
    <style:style style:name="P8" style:family="paragraph" style:parent-style-name="Standard">
      <style:text-properties fo:font-weight="bold" officeooo:rsid="006df13a" officeooo:paragraph-rsid="006df13a" style:font-weight-asian="bold" style:font-weight-complex="bold"/>
    </style:style>
    <style:style style:name="P9" style:family="paragraph" style:parent-style-name="Standard">
      <style:text-properties fo:font-weight="bold" officeooo:rsid="00798612" officeooo:paragraph-rsid="00798612" style:font-weight-asian="bold" style:font-weight-complex="bold"/>
    </style:style>
    <style:style style:name="P10" style:family="paragraph" style:parent-style-name="Standard">
      <style:text-properties fo:font-weight="bold" officeooo:rsid="007b1e42" officeooo:paragraph-rsid="007b1e42" style:font-weight-asian="bold" style:font-weight-complex="bold"/>
    </style:style>
    <style:style style:name="P11" style:family="paragraph" style:parent-style-name="Standard">
      <style:text-properties fo:font-weight="bold" officeooo:rsid="003948fc" officeooo:paragraph-rsid="003948fc" style:font-weight-asian="bold" style:font-weight-complex="bold"/>
    </style:style>
    <style:style style:name="P12" style:family="paragraph" style:parent-style-name="Standard">
      <style:text-properties fo:font-weight="bold" officeooo:rsid="0082b8a4" officeooo:paragraph-rsid="0082b8a4" style:font-weight-asian="bold" style:font-weight-complex="bold"/>
    </style:style>
    <style:style style:name="P13" style:family="paragraph" style:parent-style-name="Standard">
      <style:text-properties fo:font-weight="bold" officeooo:rsid="008b1121" officeooo:paragraph-rsid="008b1121" style:font-weight-asian="bold" style:font-weight-complex="bold"/>
    </style:style>
    <style:style style:name="P14" style:family="paragraph" style:parent-style-name="Standard">
      <style:text-properties officeooo:rsid="00229ee1" officeooo:paragraph-rsid="00229ee1"/>
    </style:style>
    <style:style style:name="P15" style:family="paragraph" style:parent-style-name="Standard">
      <style:text-properties officeooo:rsid="00229ee1" officeooo:paragraph-rsid="00283653"/>
    </style:style>
    <style:style style:name="P16" style:family="paragraph" style:parent-style-name="Standard">
      <style:text-properties fo:font-style="normal" officeooo:rsid="0026eac5" officeooo:paragraph-rsid="0026eac5" style:font-style-asian="normal" style:font-style-complex="normal"/>
    </style:style>
    <style:style style:name="P17" style:family="paragraph" style:parent-style-name="Standard">
      <style:text-properties style:text-position="0% 100%" officeooo:rsid="00211d30" officeooo:paragraph-rsid="00211d30"/>
    </style:style>
    <style:style style:name="P18" style:family="paragraph" style:parent-style-name="Standard">
      <style:text-properties style:text-position="0% 100%" officeooo:rsid="00211d30" officeooo:paragraph-rsid="00283653"/>
    </style:style>
    <style:style style:name="P19" style:family="paragraph" style:parent-style-name="Standard">
      <style:text-properties style:text-position="0% 100%" fo:font-weight="bold" officeooo:rsid="00283653" officeooo:paragraph-rsid="00283653" style:font-weight-asian="bold" style:font-weight-complex="bold"/>
    </style:style>
    <style:style style:name="P20" style:family="paragraph" style:parent-style-name="Standard">
      <style:text-properties style:text-position="0% 100%" fo:font-weight="bold" officeooo:rsid="003948fc" officeooo:paragraph-rsid="003948fc" style:font-weight-asian="bold" style:font-weight-complex="bold"/>
    </style:style>
    <style:style style:name="P21" style:family="paragraph" style:parent-style-name="Standard">
      <style:text-properties style:text-position="0% 100%" officeooo:rsid="00229ee1" officeooo:paragraph-rsid="00283653"/>
    </style:style>
    <style:style style:name="P22" style:family="paragraph" style:parent-style-name="Standard">
      <style:text-properties style:text-position="0% 100%" officeooo:rsid="00293640" officeooo:paragraph-rsid="00293640"/>
    </style:style>
    <style:style style:name="P23" style:family="paragraph" style:parent-style-name="Standard">
      <style:text-properties style:text-position="0% 100%" officeooo:rsid="00293640" officeooo:paragraph-rsid="00283653"/>
    </style:style>
    <style:style style:name="P24" style:family="paragraph" style:parent-style-name="Standard">
      <style:text-properties style:text-position="0% 100%" fo:font-style="normal" officeooo:rsid="002477df" officeooo:paragraph-rsid="002477df" style:font-style-asian="normal" style:font-style-complex="normal"/>
    </style:style>
    <style:style style:name="P25" style:family="paragraph" style:parent-style-name="Standard">
      <style:text-properties style:text-position="0% 100%" fo:font-style="normal" officeooo:rsid="00283653" officeooo:paragraph-rsid="0026eac5" style:font-style-asian="normal" style:font-style-complex="normal"/>
    </style:style>
    <style:style style:name="P26" style:family="paragraph" style:parent-style-name="Standard">
      <style:text-properties style:text-position="0% 100%" fo:font-weight="normal" officeooo:rsid="003948fc" officeooo:paragraph-rsid="003948fc" style:font-weight-asian="normal" style:font-weight-complex="normal"/>
    </style:style>
    <style:style style:name="P27" style:family="paragraph" style:parent-style-name="Standard">
      <style:text-properties style:text-position="0% 100%" fo:font-weight="normal" officeooo:rsid="0040aba5" officeooo:paragraph-rsid="003948fc" style:font-weight-asian="normal" style:font-weight-complex="normal"/>
    </style:style>
    <style:style style:name="P28" style:family="paragraph" style:parent-style-name="Standard">
      <style:text-properties style:text-position="0% 100%" officeooo:rsid="004fe880" officeooo:paragraph-rsid="00229ee1"/>
    </style:style>
    <style:style style:name="P29" style:family="paragraph" style:parent-style-name="Standard">
      <style:text-properties style:text-position="0% 100%" officeooo:rsid="0054c963" officeooo:paragraph-rsid="0054c963"/>
    </style:style>
    <style:style style:name="P30" style:family="paragraph" style:parent-style-name="Standard">
      <style:text-properties fo:font-size="9pt" fo:font-style="normal" officeooo:rsid="002a6929" officeooo:paragraph-rsid="002a6929" style:font-size-asian="9pt" style:font-style-asian="normal" style:font-size-complex="9pt" style:font-style-complex="normal"/>
    </style:style>
    <style:style style:name="P31" style:family="paragraph" style:parent-style-name="Standard">
      <style:text-properties fo:font-weight="normal" officeooo:rsid="00423aa4" officeooo:paragraph-rsid="00423aa4" style:font-weight-asian="normal" style:font-weight-complex="normal"/>
    </style:style>
    <style:style style:name="P32" style:family="paragraph" style:parent-style-name="Standard">
      <style:text-properties fo:font-weight="normal" officeooo:rsid="006df13a" officeooo:paragraph-rsid="0066e013" style:font-weight-asian="normal" style:font-weight-complex="normal"/>
    </style:style>
    <style:style style:name="P33" style:family="paragraph" style:parent-style-name="Standard">
      <style:text-properties fo:font-weight="normal" officeooo:rsid="006fdf4f" officeooo:paragraph-rsid="007104c4" style:font-weight-asian="normal" style:font-weight-complex="normal"/>
    </style:style>
    <style:style style:name="P34" style:family="paragraph" style:parent-style-name="Standard">
      <style:text-properties fo:font-weight="normal" officeooo:rsid="007519a9" officeooo:paragraph-rsid="007519a9" style:font-weight-asian="normal" style:font-weight-complex="normal"/>
    </style:style>
    <style:style style:name="P35" style:family="paragraph" style:parent-style-name="Standard">
      <style:text-properties fo:font-weight="normal" officeooo:rsid="0062cce1" officeooo:paragraph-rsid="0062cce1" style:font-weight-asian="normal" style:font-weight-complex="normal"/>
    </style:style>
    <style:style style:name="P36" style:family="paragraph" style:parent-style-name="Standard">
      <style:text-properties fo:font-weight="normal" officeooo:rsid="007ba4ed" officeooo:paragraph-rsid="007ba4ed" style:font-weight-asian="normal" style:font-weight-complex="normal"/>
    </style:style>
    <style:style style:name="P37" style:family="paragraph" style:parent-style-name="Standard">
      <style:text-properties fo:font-weight="normal" officeooo:rsid="0085cf23" officeooo:paragraph-rsid="0085cf23" style:font-weight-asian="normal" style:font-weight-complex="normal"/>
    </style:style>
    <style:style style:name="P38" style:family="paragraph" style:parent-style-name="Standard">
      <style:text-properties fo:font-weight="normal" officeooo:rsid="008b1121" officeooo:paragraph-rsid="008b1121" style:font-weight-asian="normal" style:font-weight-complex="normal"/>
    </style:style>
    <style:style style:name="P39" style:family="paragraph" style:parent-style-name="Standard">
      <style:text-properties officeooo:rsid="004c9a87" officeooo:paragraph-rsid="004c9a87"/>
    </style:style>
    <style:style style:name="P40" style:family="paragraph" style:parent-style-name="Standard">
      <style:text-properties officeooo:rsid="005d58a3" officeooo:paragraph-rsid="005d58a3"/>
    </style:style>
    <style:style style:name="P41" style:family="paragraph" style:parent-style-name="Standard">
      <style:text-properties officeooo:rsid="00211d30" officeooo:paragraph-rsid="0082b8a4"/>
    </style:style>
    <style:style style:name="P42" style:family="paragraph" style:parent-style-name="Standard">
      <style:text-properties officeooo:rsid="0078bd35" officeooo:paragraph-rsid="0078bd35"/>
    </style:style>
    <style:style style:name="P43" style:family="paragraph" style:parent-style-name="Standard">
      <style:text-properties officeooo:rsid="0094f396" officeooo:paragraph-rsid="0078bd35"/>
    </style:style>
    <style:style style:name="P44" style:family="paragraph" style:parent-style-name="Standard">
      <style:text-properties officeooo:rsid="00952da1" officeooo:paragraph-rsid="00952da1"/>
    </style:style>
    <style:style style:name="P45" style:family="paragraph" style:parent-style-name="Standard">
      <style:text-properties officeooo:rsid="00957b0d" officeooo:paragraph-rsid="00957b0d"/>
    </style:style>
    <style:style style:name="P46" style:family="paragraph" style:parent-style-name="Standard">
      <style:text-properties officeooo:rsid="00979c3a" officeooo:paragraph-rsid="00979c3a"/>
    </style:style>
    <style:style style:name="T1" style:family="text">
      <style:text-properties style:text-position="super 58%"/>
    </style:style>
    <style:style style:name="T2" style:family="text">
      <style:text-properties style:text-position="super 58%" officeooo:rsid="0072ee79"/>
    </style:style>
    <style:style style:name="T3" style:family="text">
      <style:text-properties officeooo:rsid="00209962"/>
    </style:style>
    <style:style style:name="T4" style:family="text">
      <style:text-properties style:text-position="0% 100%"/>
    </style:style>
    <style:style style:name="T5" style:family="text">
      <style:text-properties style:text-position="0% 100%" officeooo:rsid="00209962"/>
    </style:style>
    <style:style style:name="T6" style:family="text">
      <style:text-properties style:text-position="0% 100%" officeooo:rsid="00211d30"/>
    </style:style>
    <style:style style:name="T7" style:family="text">
      <style:text-properties style:text-position="0% 100%" officeooo:rsid="00229ee1"/>
    </style:style>
    <style:style style:name="T8" style:family="text">
      <style:text-properties style:text-position="0% 100%" officeooo:rsid="002477df"/>
    </style:style>
    <style:style style:name="T9" style:family="text">
      <style:text-properties style:text-position="0% 100%" fo:font-style="italic" officeooo:rsid="002c0df1" style:font-style-asian="italic" style:font-style-complex="italic"/>
    </style:style>
    <style:style style:name="T10" style:family="text">
      <style:text-properties style:text-position="0% 100%" officeooo:rsid="002631b9"/>
    </style:style>
    <style:style style:name="T11" style:family="text">
      <style:text-properties style:text-position="0% 100%" officeooo:rsid="00283653"/>
    </style:style>
    <style:style style:name="T12" style:family="text">
      <style:text-properties style:text-position="0% 100%" officeooo:rsid="002a6929"/>
    </style:style>
    <style:style style:name="T13" style:family="text">
      <style:text-properties style:text-position="0% 100%" fo:font-style="normal" officeooo:rsid="002477df" style:font-style-asian="normal" style:font-style-complex="normal"/>
    </style:style>
    <style:style style:name="T14" style:family="text">
      <style:text-properties style:text-position="0% 100%" fo:font-style="normal" officeooo:rsid="002de53e" style:font-style-asian="normal" style:font-style-complex="normal"/>
    </style:style>
    <style:style style:name="T15" style:family="text">
      <style:text-properties style:text-position="0% 100%" fo:font-weight="normal" style:font-weight-asian="normal" style:font-weight-complex="normal"/>
    </style:style>
    <style:style style:name="T16" style:family="text">
      <style:text-properties style:text-position="0% 100%" fo:font-weight="normal" officeooo:rsid="003a112d" style:font-weight-asian="normal" style:font-weight-complex="normal"/>
    </style:style>
    <style:style style:name="T17" style:family="text">
      <style:text-properties style:text-position="0% 100%" fo:font-weight="normal" officeooo:rsid="003df37c" style:font-weight-asian="normal" style:font-weight-complex="normal"/>
    </style:style>
    <style:style style:name="T18" style:family="text">
      <style:text-properties style:text-position="0% 100%" fo:font-weight="normal" officeooo:rsid="003e00e1" style:font-weight-asian="normal" style:font-weight-complex="normal"/>
    </style:style>
    <style:style style:name="T19" style:family="text">
      <style:text-properties style:text-position="0% 100%" fo:font-weight="normal" officeooo:rsid="0040aba5" style:font-weight-asian="normal" style:font-weight-complex="normal"/>
    </style:style>
    <style:style style:name="T20" style:family="text">
      <style:text-properties style:text-position="0% 100%" fo:font-weight="normal" officeooo:rsid="00414fd9" style:font-weight-asian="normal" style:font-weight-complex="normal"/>
    </style:style>
    <style:style style:name="T21" style:family="text">
      <style:text-properties style:text-position="0% 100%" fo:font-weight="normal" officeooo:rsid="0041646d" style:font-weight-asian="normal" style:font-weight-complex="normal"/>
    </style:style>
    <style:style style:name="T22" style:family="text">
      <style:text-properties style:text-position="0% 100%" fo:font-weight="normal" officeooo:rsid="0082eb98" style:font-weight-asian="normal" style:font-weight-complex="normal"/>
    </style:style>
    <style:style style:name="T23" style:family="text">
      <style:text-properties style:text-position="0% 100%" fo:font-weight="normal" officeooo:rsid="008db1be" style:font-weight-asian="normal" style:font-weight-complex="normal"/>
    </style:style>
    <style:style style:name="T24" style:family="text">
      <style:text-properties style:text-position="0% 100%" fo:font-weight="normal" officeooo:rsid="00901d9a" style:font-weight-asian="normal" style:font-weight-complex="normal"/>
    </style:style>
    <style:style style:name="T25" style:family="text">
      <style:text-properties style:text-position="0% 100%" fo:font-weight="normal" officeooo:rsid="00917ed1" style:font-weight-asian="normal" style:font-weight-complex="normal"/>
    </style:style>
    <style:style style:name="T26" style:family="text">
      <style:text-properties style:text-position="0% 100%" officeooo:rsid="002f3966"/>
    </style:style>
    <style:style style:name="T27" style:family="text">
      <style:text-properties style:text-position="0% 100%" officeooo:rsid="00333cf0"/>
    </style:style>
    <style:style style:name="T28" style:family="text">
      <style:text-properties style:text-position="0% 100%" officeooo:rsid="00351af5"/>
    </style:style>
    <style:style style:name="T29" style:family="text">
      <style:text-properties style:text-position="0% 100%" officeooo:rsid="00355d10"/>
    </style:style>
    <style:style style:name="T30" style:family="text">
      <style:text-properties style:text-position="0% 100%" officeooo:rsid="003683ea"/>
    </style:style>
    <style:style style:name="T31" style:family="text">
      <style:text-properties style:text-position="0% 100%" officeooo:rsid="0037f8c0"/>
    </style:style>
    <style:style style:name="T32" style:family="text">
      <style:text-properties style:text-position="0% 100%" officeooo:rsid="003a20c1"/>
    </style:style>
    <style:style style:name="T33" style:family="text">
      <style:text-properties style:text-position="0% 100%" officeooo:rsid="003ac777"/>
    </style:style>
    <style:style style:name="T34" style:family="text">
      <style:text-properties style:text-position="0% 100%" officeooo:rsid="003c98a1"/>
    </style:style>
    <style:style style:name="T35" style:family="text">
      <style:text-properties style:text-position="0% 100%" officeooo:rsid="0045bbbd"/>
    </style:style>
    <style:style style:name="T36" style:family="text">
      <style:text-properties style:text-position="0% 100%" officeooo:rsid="004838cd"/>
    </style:style>
    <style:style style:name="T37" style:family="text">
      <style:text-properties style:text-position="0% 100%" officeooo:rsid="004a1b62"/>
    </style:style>
    <style:style style:name="T38" style:family="text">
      <style:text-properties style:text-position="0% 100%" officeooo:rsid="004bb6b0"/>
    </style:style>
    <style:style style:name="T39" style:family="text">
      <style:text-properties style:text-position="0% 100%" officeooo:rsid="004be41c"/>
    </style:style>
    <style:style style:name="T40" style:family="text">
      <style:text-properties style:text-position="0% 100%" officeooo:rsid="0054c963"/>
    </style:style>
    <style:style style:name="T41" style:family="text">
      <style:text-properties style:text-position="0% 100%" officeooo:rsid="00562b53"/>
    </style:style>
    <style:style style:name="T42" style:family="text">
      <style:text-properties style:text-position="0% 100%" officeooo:rsid="005a8f11"/>
    </style:style>
    <style:style style:name="T43" style:family="text">
      <style:text-properties style:text-position="0% 100%" officeooo:rsid="005acdb3"/>
    </style:style>
    <style:style style:name="T44" style:family="text">
      <style:text-properties style:text-position="0% 100%" officeooo:rsid="005caf06"/>
    </style:style>
    <style:style style:name="T45" style:family="text">
      <style:text-properties style:text-position="0% 100%" officeooo:rsid="005db07c"/>
    </style:style>
    <style:style style:name="T46" style:family="text">
      <style:text-properties style:text-position="0% 100%" officeooo:rsid="006136b9"/>
    </style:style>
    <style:style style:name="T47" style:family="text">
      <style:text-properties style:text-position="0% 100%" officeooo:rsid="0061416c"/>
    </style:style>
    <style:style style:name="T48" style:family="text">
      <style:text-properties style:text-position="0% 100%" officeooo:rsid="0062cce1"/>
    </style:style>
    <style:style style:name="T49" style:family="text">
      <style:text-properties style:text-position="0% 100%" officeooo:rsid="0062cf8a"/>
    </style:style>
    <style:style style:name="T50" style:family="text">
      <style:text-properties style:text-position="0% 100%" officeooo:rsid="0066416a"/>
    </style:style>
    <style:style style:name="T51" style:family="text">
      <style:text-properties style:text-position="0% 100%" officeooo:rsid="006ccc61"/>
    </style:style>
    <style:style style:name="T52" style:family="text">
      <style:text-properties style:text-position="0% 100%" officeooo:rsid="00813fac"/>
    </style:style>
    <style:style style:name="T53" style:family="text">
      <style:text-properties style:text-position="0% 100%" officeooo:rsid="0089cc70"/>
    </style:style>
    <style:style style:name="T54" style:family="text">
      <style:text-properties style:text-position="sub 58%" fo:font-style="normal" officeooo:rsid="002477df" style:font-style-asian="normal" style:font-style-complex="normal"/>
    </style:style>
    <style:style style:name="T55" style:family="text">
      <style:text-properties officeooo:rsid="002bc942"/>
    </style:style>
    <style:style style:name="T56" style:family="text">
      <style:text-properties officeooo:rsid="005d58a3"/>
    </style:style>
    <style:style style:name="T57" style:family="text">
      <style:text-properties officeooo:rsid="005db07c"/>
    </style:style>
    <style:style style:name="T58" style:family="text">
      <style:text-properties officeooo:rsid="00698c7a"/>
    </style:style>
    <style:style style:name="T59" style:family="text">
      <style:text-properties officeooo:rsid="007104c4"/>
    </style:style>
    <style:style style:name="T60" style:family="text">
      <style:text-properties officeooo:rsid="0078bd35"/>
    </style:style>
    <style:style style:name="T61" style:family="text">
      <style:text-properties officeooo:rsid="007d4ffa"/>
    </style:style>
    <style:style style:name="T62" style:family="text">
      <style:text-properties officeooo:rsid="007f56d4"/>
    </style:style>
    <style:style style:name="T63" style:family="text">
      <style:text-properties officeooo:rsid="0086764f"/>
    </style:style>
    <style:style style:name="T64" style:family="text">
      <style:text-properties officeooo:rsid="00868914"/>
    </style:style>
    <style:style style:name="T65" style:family="text">
      <style:text-properties officeooo:rsid="0087ec94"/>
    </style:style>
    <style:style style:name="T66" style:family="text">
      <style:text-properties officeooo:rsid="008c7800"/>
    </style:style>
    <style:style style:name="T67" style:family="text">
      <style:text-properties officeooo:rsid="009316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bstract</text:p>
      <text:p text:style-name="P8"/>
      <text:p text:style-name="P33">In this paper the authors examine <text:span text:style-name="T59">the applicability of repurposing</text:span> <text:span text:style-name="T59">a </text:span>previously trained convolutional neural network<text:span text:style-name="T2">2</text:span> <text:span text:style-name="T59">f</text:span>or predicting musical notes <text:span text:style-name="T59">from images by fine-tuning the network, using a relatively small dataset for training</text:span>. <text:span text:style-name="T63">In our training we used &lt;X&gt; images, each with a ground truth vector representing the expected MIDI notes associated with each image. The label choices were based on one authors perception of what each image should sound like musically, in the hopes that the network would begin to emulate the authors emotional response to given images. Based on our findings from the resulting trained network, we explore potential improvements to the network as well as improvements to creatively using its output.</text:span></text:p>
      <text:p text:style-name="P7"/>
      <text:p text:style-name="P9">Introduction</text:p>
      <text:p text:style-name="P34"/>
      <text:p text:style-name="P34">Convolutional neural networks have <text:span text:style-name="T60">achieved great success in image classification, and the availability of pretrained CNNs online in addition to easy-to-use neural network libaries makes them a valuable tool for feature extraction. Using them as a method for extracting image features, it then becomes an easier task to establish a degree of similarity between images. It was our hopes that using these features would allow us to establish a system which uses image data as input and results in consistent musical data as output.</text:span></text:p>
      <text:p text:style-name="P34"/>
      <text:p text:style-name="P36">A potential application could be in a live performance scenario where livestreaming video of the audience <text:span text:style-name="T64">or musician</text:span> becomes a source of music. Or similarly, a musician might use it in conjunction with a video or sequences of images to inspire a musical composition. One potentially interesting use could be <text:span text:style-name="T65">using</text:span> an audio visualizer as input <text:span text:style-name="T62">to the network </text:span>and then feed the audio <text:span text:style-name="T62">output </text:span>back into the visualizer, <text:span text:style-name="T61">and observe the resulting feedback loop.</text:span></text:p>
      <text:p text:style-name="P36"/>
      <text:p text:style-name="P13">Prior Work</text:p>
      <text:p text:style-name="P13"/>
      <text:p text:style-name="P38">&lt; what to mention here? &gt;</text:p>
      <text:p text:style-name="P32"/>
      <text:p text:style-name="P8">Implementation</text:p>
      <text:p text:style-name="P5"/>
      <text:p text:style-name="P5">Network A<text:span text:style-name="T67">r</text:span>chitecture</text:p>
      <text:p text:style-name="P1"/>
      <text:p text:style-name="P2">Using a code snippet found in the Keras documentation<text:span text:style-name="T1">1</text:span> as a <text:span text:style-name="T55">recipe</text:span> <text:span text:style-name="T55">for </text:span>network fine-tuning, we began by copying the weights from a previously trained instantiation of <text:span text:style-name="T3">the </text:span>Inception-v3<text:span text:style-name="T1">2 <text:s/></text:span><text:span text:style-name="T5">network and </text:span><text:span text:style-name="T6">modified</text:span><text:span text:style-name="T5"> the network architecture to include a densely-connected ReLU-</text:span><text:span text:style-name="T6">layer </text:span><text:span text:style-name="T7">with 2d global average pooling</text:span><text:span text:style-name="T5">, followed by a </text:span><text:span text:style-name="T6">final Sigmoid </text:span><text:span text:style-name="T12">prediction-</text:span><text:span text:style-name="T6">layer </text:span><text:span text:style-name="T32">of</text:span><text:span text:style-name="T6"> size 128 (for each possible MIDI </text:span><text:span text:style-name="T12">note </text:span><text:span text:style-name="T6">output) .</text:span></text:p>
      <text:p text:style-name="P17"/>
      <text:p text:style-name="P19">Data</text:p>
      <text:p text:style-name="P17"/>
      <text:p text:style-name="P15"><text:span text:style-name="T4">Training data was retrieved by scrapping the web for </text:span><text:span text:style-name="T36">random images (ex. </text:span><text:span text:style-name="T37">any freely available </text:span><text:span text:style-name="T36">miscellaneous data sets)</text:span><text:span text:style-name="T4">, with the authors seeking to train for a variety of circumstances. </text:span><text:span text:style-name="T37">Some images were examples of different forms of paintings, some of landscapes, some of people/groups of people, some with filters, some not. The aim was to train for generality </text:span><text:span text:style-name="T38">of</text:span><text:span text:style-name="T37"> image inputs, with more emphasis on real world imagery than fictional.</text:span></text:p>
      <text:p text:style-name="P21"/>
      <text:p text:style-name="P29">Overall, &lt;X&gt; images were used for training <text:span text:style-name="T57">and &lt;Y&gt; for validation</text:span></text:p>
      <text:p text:style-name="P21"/>
      <text:p text:style-name="P19"><text:soft-page-break/>Labeling</text:p>
      <text:p text:style-name="P21"/>
      <text:p text:style-name="P15"><text:span text:style-name="T4">Labeling was done using a Python program to display a </text:span><text:span text:style-name="T33">random</text:span><text:span text:style-name="T4"> </text:span><text:span text:style-name="T33">image from the collected dataset</text:span><text:span text:style-name="T4">, which </text:span><text:span text:style-name="T34">was</text:span><text:span text:style-name="T4"> then </text:span><text:span text:style-name="T8">used to guide </text:span><text:span text:style-name="T33">the</text:span><text:span text:style-name="T8"> musical interpretation, </text:span><text:span text:style-name="T52">wherein the authors </text:span><text:span text:style-name="T8">play</text:span><text:span text:style-name="T52">ed</text:span><text:span text:style-name="T8"> </text:span><text:span text:style-name="T33">various </text:span><text:span text:style-name="T8">combination</text:span><text:span text:style-name="T33">s</text:span><text:span text:style-name="T8"> of notes until a desired note or chord was found. Each MIDI note was taken and then used to create a vector with 128 binary elements, where each elements value was determined by the presence of a MIDI note </text:span><text:span text:style-name="T52">at that index</text:span><text:span text:style-name="T8">, </text:span><text:span text:style-name="T46">i.e</text:span><text:span text:style-name="T8">:</text:span></text:p>
      <text:p text:style-name="P28"/>
      <text:p text:style-name="P14"><text:span text:style-name="T8"><text:tab/></text:span><text:span text:style-name="T26">MIDI </text:span><text:span text:style-name="T27">N</text:span><text:span text:style-name="T26">otes = [2,3] =&gt; Label =</text:span><text:span text:style-name="T9"> </text:span><text:span text:style-name="T13">[0</text:span><text:span text:style-name="T54">0</text:span><text:span text:style-name="T13">, 0</text:span><text:span text:style-name="T54">1</text:span><text:span text:style-name="T13">, 1</text:span><text:span text:style-name="T54">2</text:span><text:span text:style-name="T13">, </text:span><text:span text:style-name="T14">1</text:span><text:span text:style-name="T54">3</text:span><text:span text:style-name="T13">, 0</text:span><text:span text:style-name="T54">4</text:span><text:span text:style-name="T13"> ... 0</text:span><text:span text:style-name="T54">127</text:span><text:span text:style-name="T13">]</text:span></text:p>
      <text:p text:style-name="P24"/>
      <text:p text:style-name="P24"/>
      <text:p text:style-name="P16"><text:span text:style-name="T4">For each labeled image, it was assumed that performing </text:span><text:span text:style-name="T31">slight</text:span><text:span text:style-name="T4"> transformations that ultimately did not change the “feeling”*</text:span><text:span text:style-name="T11"> of the picture, </text:span><text:span text:style-name="T12">i.e. </text:span><text:span text:style-name="T29">did not drastically change color or overall composition of the photo, could be used to create more training examples and help generalization of the network. </text:span><text:span text:style-name="T47">This was done to increase the size of the training data by a factor of 10. </text:span><text:span text:style-name="T29">The full details of the </text:span><text:span text:style-name="T30">data</text:span><text:span text:style-name="T29"> augmentations can be found in image_augmentation.py.</text:span></text:p>
      <text:p text:style-name="P25"/>
      <text:p text:style-name="P30"><text:span text:style-name="T11">* </text:span><text:span text:style-name="T4">a word used </text:span><text:span text:style-name="T35">here </text:span><text:span text:style-name="T4">to describe an author’s music</text:span><text:span text:style-name="T28">al</text:span><text:span text:style-name="T4"> interpretation of a given image</text:span></text:p>
      <text:p text:style-name="P1"/>
      <text:p text:style-name="P19">Training</text:p>
      <text:p text:style-name="P18"/>
      <text:p text:style-name="P41"><text:span text:style-name="T4">The network was trained using </text:span><text:span text:style-name="T52">s</text:span><text:span text:style-name="T4">tochastic </text:span><text:span text:style-name="T52">g</text:span><text:span text:style-name="T4">radient </text:span><text:span text:style-name="T52">d</text:span><text:span text:style-name="T4">escent </text:span><text:span text:style-name="T41">with</text:span><text:span text:style-name="T10"> </text:span><text:span text:style-name="T4">binary cross-entropy </text:span><text:span text:style-name="T10">loss, </text:span><text:span text:style-name="T41">reporting </text:span><text:span text:style-name="T53">&lt;X&gt;</text:span><text:span text:style-name="T39">% accuracy </text:span><text:span text:style-name="T42">and </text:span><text:span text:style-name="T53">&lt;Y&gt;</text:span><text:span text:style-name="T40"> </text:span><text:span text:style-name="T41">loss </text:span><text:span text:style-name="T39">on the validation set</text:span><text:span text:style-name="T40">. </text:span><text:span text:style-name="T44">One initial worry was that with the sparsity of the output, it would be possible for the model to attain accuracy by largely predicting zeros, but in practice the model seems to be relatively certain about at least one note at any given time, while often predicting combinations of outputs that usually resemble </text:span><text:span text:style-name="T51">musical </text:span><text:span text:style-name="T44">chords</text:span><text:span text:style-name="T43">.</text:span></text:p>
      <text:p text:style-name="P23"/>
      <text:p text:style-name="P40"><text:span text:style-name="T4">Based on the advice of the code snippet</text:span><text:span text:style-name="T1">1</text:span><text:span text:style-name="T4">, </text:span><text:span text:style-name="T45">our additional layers were trained while the original layers in Inception-v3 were frozen for a few iterations, and later all layers were unfrozen </text:span><text:span text:style-name="T48">as</text:span><text:span text:style-name="T45"> the </text:span><text:span text:style-name="T48">last</text:span><text:span text:style-name="T45"> of the training was done. Each iteration lasted for 50 epochs (although in hindsight </text:span><text:span text:style-name="T49">much smaller would have been better to prevent overfitting </text:span><text:span text:style-name="T50">the size of our training data</text:span><text:span text:style-name="T45">), with a batch size of 32, Nesterov momentum of 0.9 and learning rate of 0.01. </text:span></text:p>
      <text:p text:style-name="P22"/>
      <text:p text:style-name="P20">Classification</text:p>
      <text:p text:style-name="P26"/>
      <text:p text:style-name="P11"><text:span text:style-name="T15">After training, a simple program was written to use the trained model to make predictions on images sampled from webcam data, taken at </text:span><text:span text:style-name="T18">quarter notes of a given tempo</text:span><text:span text:style-name="T15">. </text:span><text:span text:style-name="T20">T</text:span><text:span text:style-name="T15">he result was relatively consistent predictions for similar inputs. </text:span><text:span text:style-name="T20">However, t</text:span><text:span text:style-name="T16">he notes predicted by the </text:span><text:span text:style-name="T17">network </text:span><text:span text:style-name="T20">(taking the most likely and notes within a </text:span><text:span text:style-name="T23">1</text:span><text:span text:style-name="T20">% threshold) </text:span><text:span text:style-name="T16">were sonically more similar to droning than music. </text:span><text:span text:style-name="T17">This brought a desire to further refine </text:span><text:span text:style-name="T18">the process of </text:span><text:span text:style-name="T19">how we </text:span><text:span text:style-name="T21">used</text:span><text:span text:style-name="T19"> predictions from the network.</text:span></text:p>
      <text:p text:style-name="P27"/>
      <text:p text:style-name="P12"><text:span text:style-name="T19">A</text:span><text:span text:style-name="T15">dditionally, due to the small dataset and one author using a MIDI keyboard with number of keys less than the range of </text:span><text:span text:style-name="T24">possible </text:span><text:span text:style-name="T15">MIDI notes </text:span><text:span text:style-name="T25">during the labeling process</text:span><text:span text:style-name="T15">, the network tends to predict </text:span><text:span text:style-name="T22">notes in the range of [50-70] more than others.</text:span></text:p>
      <text:p text:style-name="P27"/>
      <text:p text:style-name="P6">The Synth</text:p>
      <text:p text:style-name="P31"/>
      <text:p text:style-name="P35">The synthesizer used to play the MIDI notes received from our network was developped in Super Collider. The synthesizer listens for OSC messages <text:span text:style-name="T58">at a specific address, expecting an array of integers </text:span><text:soft-page-break/><text:span text:style-name="T58">corresponding to MIDI notes, which it then sends to a synthesizer to be played. Different synths were created in attempts to better fit the nature of the networks output. Without largely different inputs, the output would usually be the same, which prompted the authors to consider how best to address the unchanging nature of the neural networks output when it came to the musical output of the synthesizer. </text:span></text:p>
      <text:p text:style-name="P35"/>
      <text:p text:style-name="P37">&lt; This portion will be finished when a synth implementation is decided on &gt;</text:p>
      <text:p text:style-name="P37"/>
      <text:p text:style-name="P10">Conclusion</text:p>
      <text:p text:style-name="P31"/>
      <text:p text:style-name="P4"><text:span text:style-name="T66">(some) </text:span>References</text:p>
      <text:p text:style-name="P1"/>
      <text:p text:style-name="P1"><text:span text:style-name="T56">1. </text:span><text:a xlink:type="simple" xlink:href="https://keras.io/applications/#fine-tune-inceptionv3-on-a-new-set-of-classes" text:style-name="Internet_20_link" text:visited-style-name="Visited_20_Internet_20_Link">https://keras.io/applications/#fine-tune-inceptionv3-on-a-new-set-of-classes</text:a></text:p>
      <text:p text:style-name="P1"/>
      <text:p text:style-name="P3"><text:span text:style-name="T56">2. </text:span><text:a xlink:type="simple" xlink:href="https://arxiv.org/abs/1512.00567" text:style-name="Internet_20_link" text:visited-style-name="Visited_20_Internet_20_Link"><text:span text:style-name="T56">https://arxiv.org/abs/1512.00567</text:span></text:a></text:p>
      <text:p text:style-name="P1"/>
      <text:p text:style-name="P39"><text:span text:style-name="T60">3. </text:span>https://arxiv.org/pdf/1411.1792.pdf</text:p>
      <text:p text:style-name="P1"/>
      <text:p text:style-name="P39"><text:span text:style-name="T60">4. </text:span><text:a xlink:type="simple" xlink:href="https://github.com/suraj-deshmukh/Multi-Label-Image-Classification/blob/master/model.py" text:style-name="Internet_20_link" text:visited-style-name="Visited_20_Internet_20_Link">https://github.com/suraj-deshmukh/Multi-Label-Image-Classification/blob/master/model.py</text:a></text:p>
      <text:p text:style-name="P39"/>
      <text:p text:style-name="P42">5. <text:a xlink:type="simple" xlink:href="http://www.hexahedria.com/2015/08/03/composing-music-with-recurrent-neural-networks/" text:style-name="Internet_20_link" text:visited-style-name="Visited_20_Internet_20_Link">http://www.hexahedria.com/2015/08/03/composing-music-with-recurrent-neural-networks/</text:a></text:p>
      <text:p text:style-name="P43"/>
      <text:p text:style-name="P44">6. <text:a xlink:type="simple" xlink:href="http://www.nime.org/proceedings/2014/nime2014_540.pdf" text:style-name="Internet_20_link" text:visited-style-name="Visited_20_Internet_20_Link">http://www.nime.org/proceedings/2014/nime2014_540.pdf</text:a></text:p>
      <text:p text:style-name="P44"/>
      <text:p text:style-name="P45">\begin{varwidth}[t]{.5\textwidth}</text:p>
      <text:p text:style-name="P45">\vspace{5mm}\underline{Unfrozen Network}</text:p>
      <text:p text:style-name="P45">\hspace{10em}\begin{enumerate}</text:p>
      <text:p text:style-name="P45">\item B melodic minor</text:p>
      <text:p text:style-name="P45">\item B minor Neapolitan</text:p>
      <text:p text:style-name="P45">\item E melodic minor</text:p>
      <text:p text:style-name="P45">\item A melodic minor</text:p>
      <text:p text:style-name="P45">\item D melodic minor</text:p>
      <text:p text:style-name="P45">\end{enumerate}</text:p>
      <text:p text:style-name="P45">\end{varwidth}% &lt;---- Don't forget this %</text:p>
      <text:p text:style-name="P45">\hspace{0em}% &lt;---- Don't forget this %</text:p>
      <text:p text:style-name="P45">\begin{varwidth}[t]{.5\textwidth}</text:p>
      <text:p text:style-name="P45">\vspace{5mm}\hspace{2em}\underline{Partially Frozen Network}</text:p>
      <text:p text:style-name="P45">\begin{enumerate}</text:p>
      <text:p text:style-name="P45">\item B minor Neapolitan</text:p>
      <text:p text:style-name="P45">\item B melodic minor</text:p>
      <text:p text:style-name="P45">\item E melodic minor</text:p>
      <text:p text:style-name="P45">\item B harmonic major</text:p>
      <text:p text:style-name="P45">\item C\# melodic minor</text:p>
      <text:p text:style-name="P45">\end{enumerate}</text:p>
      <text:p text:style-name="P45">\end{varwidth}</text:p>
      <text:p text:style-name="P45"/>
      <text:p text:style-name="P45"/>
      <text:p text:style-name="P45"/>
      <text:p text:style-name="P46"><text:tab/><text:tab/>"/home/theodore/Documents/theo-instrument-stream-mixer/theo-instrument-stream-mixer/_home_hindle1_Music_normalized-riaa-equalized-gpu-deep-learning-training-sounds.wav",</text:p>
      <text:p text:style-name="P46"><text:soft-page-break/><text:tab/><text:tab/>"/home/theodore/Documents/theo-instrument-stream-mixer/theo-instrument-stream-mixer/_home_hindle1_Music_pinion-15.wav",</text:p>
      <text:p text:style-name="P46"><text:tab/><text:tab/>"/home/theodore/Documents/theo-instrument-stream-mixer/theo-instrument-stream-mixer/_home_hindle1_Music_pinion-4.wav",</text:p>
      <text:p text:style-name="P46"><text:tab/><text:tab/>"/home/theodore/Documents/theo-instrument-stream-mixer/theo-instrument-stream-mixer/_home_hindle1_hdprojects_vadim-fracta_50pict_50pict-size100-speed3800-decay0.1-3-7s.wav",</text:p>
      <text:p text:style-name="P46"><text:tab/><text:tab/>"/home/theodore/Documents/theo-instrument-stream-mixer/theo-instrument-stream-mixer/_home_hindle1_projects_arts-birthday-2015_india-bird-reverb-clean.wav"</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20:55:25.938625947</meta:creation-date>
    <dc:date>2017-04-05T01:19:45.429989850</dc:date>
    <meta:editing-duration>P1DT11H10M3S</meta:editing-duration>
    <meta:editing-cycles>103</meta:editing-cycles>
    <meta:generator>LibreOffice/5.1.6.2$Linux_X86_64 LibreOffice_project/10m0$Build-2</meta:generator>
    <meta:document-statistic meta:table-count="0" meta:image-count="0" meta:object-count="0" meta:page-count="4" meta:paragraph-count="61" meta:word-count="1088" meta:character-count="7828" meta:non-whitespace-character-count="6787"/>
  </office:meta>
</office:document-meta>
</file>